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ad's Piv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et from image top-left</text:p>
          </table:table-cell>
          <table:table-cell table:number-columns-repeated="2"/>
        </table:table-row>
        <table:table-row table:style-name="ro1">
          <table:table-cell/>
          <table:table-cell table:formula="of:=972 * 0.457858769931663" office:value-type="float" office:value="445.038724373576" calcext:value-type="float">
            <text:p>445.038724373576</text:p>
          </table:table-cell>
          <table:table-cell table:formula="of:=1458 * 0.215151515151515" office:value-type="float" office:value="313.690909090909" calcext:value-type="float">
            <text:p>313.690909090909</text:p>
          </table:table-cell>
        </table:table-row>
        <table:table-row table:style-name="ro1">
          <table:table-cell office:value-type="string" calcext:value-type="string">
            <text:p>offset from image center</text:p>
          </table:table-cell>
          <table:table-cell table:number-columns-repeated="2"/>
        </table:table-row>
        <table:table-row table:style-name="ro1">
          <table:table-cell/>
          <table:table-cell table:formula="of:=[.B3]-486" office:value-type="float" office:value="-40.9612756264237" calcext:value-type="float">
            <text:p>-40.9612756264237</text:p>
          </table:table-cell>
          <table:table-cell table:formula="of:=[.C3]-729" office:value-type="float" office:value="-415.309090909091" calcext:value-type="float">
            <text:p>-415.309090909091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formula="of:=876 - 486"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table:formula="of:=583 - 729" office:value-type="float" office:value="-146" calcext:value-type="float">
            <text:p>-1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16:34:10.740000000</meta:creation-date>
    <dc:date>2022-12-14T16:59:52.303000000</dc:date>
    <meta:editing-duration>PT25M41S</meta:editing-duration>
    <meta:editing-cycles>3</meta:editing-cycles>
    <meta:generator>LibreOffice/7.0.3.1$Windows_X86_64 LibreOffice_project/d7547858d014d4cf69878db179d326fc3483e082</meta:generator>
    <meta:document-statistic meta:table-count="1" meta:cell-count="9" meta:object-count="0"/>
  </office:meta>
</office:document-meta>
</file>